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loext:graphic-properties draw:fill="none" draw:fill-color="#ffffff"/>
      <style:text-properties fo:color="#ffffff" style:font-name="Segoe UI"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style:text-underline-style="none"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508cm">
          <draw:text-box>
            <text:p text:style-name="P1"><text:span text:style-name="T1">First Reading</text:span></text:p>
            <text:p text:style-name="P1"><text:span text:style-name="T2">Acts 5:12–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7.766cm" svg:x="1.778cm" svg:y="0.508cm">
          <draw:text-box>
            <text:p text:style-name="P4"><text:span text:style-name="T3">12</text:span><text:span text:style-name="T4">Now many signs and wonders were regularly done among the people by the hands of the apostles. And they were all together in Solomon’s Portico. </text:span><text:span text:style-name="T3">13</text:span><text:span text:style-name="T4">None of the rest dared join them, but the people held them in high estee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638cm" svg:height="9.269cm" svg:x="1.778cm" svg:y="0.508cm">
          <draw:text-box>
            <text:p text:style-name="P4"><text:span text:style-name="T3">14</text:span><text:span text:style-name="T4">And more than ever believers were added to the Lord, multitudes of both men and women, </text:span><text:span text:style-name="T3">15</text:span><text:span text:style-name="T4">so that they even carried out the sick into the streets and laid them on cots and mats, that as Peter came by at least his shadow might fall on some of the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638cm" svg:height="6.263cm" svg:x="1.778cm" svg:y="0.508cm">
          <draw:text-box>
            <text:p text:style-name="P5"><text:span text:style-name="T3">16</text:span><text:span text:style-name="T4">The people also gathered from the towns around Jerusalem, bringing the sick and those afflicted with unclean spirits, and they were all healed.</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6" draw:layer="layout" svg:width="24.638cm" svg:height="6.263cm" svg:x="1.778cm" svg:y="0.508cm">
          <draw:text-box>
            <text:p text:style-name="P5"><text:span text:style-name="T5">17</text:span><text:span text:style-name="T6">But the high priest rose up, and all who were with him (that is, the party of the Sadducees), and filled with jealousy </text:span><text:span text:style-name="T5">18</text:span><text:span text:style-name="T6">they arrested the apostles and put them in the public priso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6" draw:layer="layout" svg:width="24.638cm" svg:height="6.263cm" svg:x="1.778cm" svg:y="0.508cm">
          <draw:text-box>
            <text:p text:style-name="P5"><text:span text:style-name="T5">19</text:span><text:span text:style-name="T6">But during the night an angel of the Lord opened the prison doors and brought them out, and said, </text:span><text:span text:style-name="T5">20</text:span><text:span text:style-name="T6">“Go and stand in the temple and speak to the people all the words of this Lif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1T10:18:17.594000000</meta:creation-date>
    <dc:date>2016-03-31T13:55:04.814000000</dc:date>
    <meta:editing-duration>PT12M21S</meta:editing-duration>
    <meta:editing-cycles>4</meta:editing-cycles>
    <meta:generator>LibreOffice/5.0.5.2$Windows_x86 LibreOffice_project/55b006a02d247b5f7215fc6ea0fde844b30035b3</meta:generator>
    <meta:document-statistic meta:object-count="39"/>
  </office:meta>
</office:document-meta>
</file>